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" svg:font-family="Helvetica, 'Open Sans', Arial, sans-serif, Verdana"/>
    <style:font-face style:name="Open Sans" svg:font-family="'Open Sans', sans-serif"/>
    <style:font-face style:name="Times New Roman" svg:font-family="'Times New Roman', 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e77e"/>
    </style:style>
    <style:style style:name="P2" style:family="paragraph" style:parent-style-name="Standard">
      <style:paragraph-properties fo:text-align="center" style:justify-single-word="false"/>
      <style:text-properties officeooo:rsid="001ee77e" officeooo:paragraph-rsid="001ee77e"/>
    </style:style>
    <style:style style:name="P3" style:family="paragraph" style:parent-style-name="Standard">
      <style:paragraph-properties fo:text-align="center" style:justify-single-word="false"/>
      <style:text-properties officeooo:rsid="001ee77e" officeooo:paragraph-rsid="002f66c2"/>
    </style:style>
    <style:style style:name="P4" style:family="paragraph" style:parent-style-name="Standard">
      <style:paragraph-properties fo:text-align="start" style:justify-single-word="false"/>
      <style:text-properties officeooo:rsid="001ee77e" officeooo:paragraph-rsid="002f66c2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e77e" officeooo:paragraph-rsid="001ee77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1ee77e" style:font-weight-asian="bold" style:font-weight-complex="bold"/>
    </style:style>
    <style:style style:name="P7" style:family="paragraph" style:parent-style-name="Standard">
      <style:text-properties fo:font-weight="bold" officeooo:paragraph-rsid="001ee77e" style:font-weight-asian="bold" style:font-weight-complex="bold"/>
    </style:style>
    <style:style style:name="P8" style:family="paragraph" style:parent-style-name="Standard">
      <style:text-properties fo:font-variant="normal" fo:text-transform="none" fo:letter-spacing="normal" fo:font-style="normal" fo:font-weight="normal" officeooo:paragraph-rsid="001ee77e" loext:padding="0cm" loext:border="none"/>
    </style:style>
    <style:style style:name="P9" style:family="paragraph" style:parent-style-name="Standard">
      <style:text-properties fo:font-variant="normal" fo:text-transform="none" fo:letter-spacing="normal" fo:font-style="normal" fo:font-weight="normal" officeooo:paragraph-rsid="00201334" loext:padding="0cm" loext:border="none"/>
    </style:style>
    <style:style style:name="P10" style:family="paragraph" style:parent-style-name="Standard">
      <style:text-properties fo:font-variant="normal" fo:text-transform="none" fo:letter-spacing="normal" fo:font-style="normal" fo:font-weight="normal" officeooo:rsid="001ee77e" officeooo:paragraph-rsid="001ee77e" loext:padding="0cm" loext:border="none"/>
    </style:style>
    <style:style style:name="P11" style:family="paragraph" style:parent-style-name="Standard">
      <style:text-properties fo:font-variant="normal" fo:text-transform="none" fo:letter-spacing="normal" fo:font-style="normal" fo:font-weight="normal" officeooo:rsid="001ee77e" officeooo:paragraph-rsid="00201334" loext:padding="0cm" loext:border="none"/>
    </style:style>
    <style:style style:name="P12" style:family="paragraph" style:parent-style-name="Standard">
      <style:text-properties fo:font-variant="normal" fo:text-transform="none" fo:letter-spacing="normal" fo:font-style="normal" fo:font-weight="normal" officeooo:rsid="001ee77e" officeooo:paragraph-rsid="00201334" style:font-weight-asian="normal" style:font-weight-complex="normal" loext:padding="0cm" loext:border="none"/>
    </style:style>
    <style:style style:name="P13" style:family="paragraph" style:parent-style-name="Standard">
      <style:text-properties fo:font-variant="normal" fo:text-transform="none" fo:letter-spacing="normal" fo:font-style="normal" fo:font-weight="normal" officeooo:rsid="00201334" officeooo:paragraph-rsid="002ed762" loext:padding="0cm" loext:border="none"/>
    </style:style>
    <style:style style:name="P14" style:family="paragraph" style:parent-style-name="Standard">
      <style:text-properties fo:font-variant="normal" fo:text-transform="none" fo:letter-spacing="normal" fo:font-style="normal" fo:font-weight="bold" officeooo:rsid="00201334" officeooo:paragraph-rsid="00201334" style:font-weight-asian="bold" style:font-weight-complex="bold" loext:padding="0cm" loext:border="none"/>
    </style:style>
    <style:style style:name="P15" style:family="paragraph" style:parent-style-name="Standard">
      <style:text-properties fo:font-variant="normal" fo:text-transform="none" fo:letter-spacing="normal" fo:font-style="normal" fo:font-weight="bold" officeooo:rsid="001ee77e" officeooo:paragraph-rsid="001ee77e" style:font-weight-asian="bold" style:font-weight-complex="bold" loext:padding="0cm" loext:border="none"/>
    </style:style>
    <style:style style:name="P16" style:family="paragraph" style:parent-style-name="Standard">
      <style:text-properties fo:font-variant="normal" fo:text-transform="none" fo:color="#000000" style:font-name="Helvetica" fo:font-size="12pt" fo:letter-spacing="normal" fo:font-style="normal" fo:font-weight="normal" officeooo:paragraph-rsid="002ed762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2ed76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2ed762" style:font-size-asian="12pt" style:font-size-complex="12pt" loext:padding="0cm" loext:border="none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2ed762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officeooo:paragraph-rsid="001ee77e"/>
    </style:style>
    <style:style style:name="P21" style:family="paragraph" style:parent-style-name="Standard">
      <style:text-properties fo:color="#000000" officeooo:paragraph-rsid="002a1304"/>
    </style:style>
    <style:style style:name="P22" style:family="paragraph" style:parent-style-name="Standard">
      <style:text-properties fo:color="#000000" officeooo:paragraph-rsid="002ed762"/>
    </style:style>
    <style:style style:name="P23" style:family="paragraph" style:parent-style-name="Standard">
      <style:text-properties fo:color="#000000" style:font-name="Liberation Serif" fo:font-size="12pt" officeooo:paragraph-rsid="002ed762" style:font-size-asian="12pt" style:font-size-complex="12pt"/>
    </style:style>
    <style:style style:name="P24" style:family="paragraph" style:parent-style-name="Standard">
      <style:text-properties fo:color="#000000" style:font-name="Liberation Serif" fo:font-size="12pt" officeooo:paragraph-rsid="001ee77e" style:font-size-asian="12pt" style:font-size-complex="12pt"/>
    </style:style>
    <style:style style:name="P25" style:family="paragraph" style:parent-style-name="Standard">
      <style:text-properties fo:font-size="17pt" officeooo:paragraph-rsid="001ee77e" style:font-size-asian="17pt"/>
    </style:style>
    <style:style style:name="P26" style:family="paragraph" style:parent-style-name="Standard">
      <style:text-properties fo:font-size="17pt" officeooo:rsid="002d41e1" officeooo:paragraph-rsid="002d41e1" style:font-size-asian="17pt"/>
    </style:style>
    <style:style style:name="P27" style:family="paragraph" style:parent-style-name="Standard">
      <style:text-properties officeooo:paragraph-rsid="002ed762"/>
    </style:style>
    <style:style style:name="P28" style:family="paragraph" style:parent-style-name="Standard">
      <style:paragraph-properties fo:line-height="115%"/>
      <style:text-properties style:font-name="Liberation Serif" fo:font-size="12pt" officeooo:rsid="002d41e1" officeooo:paragraph-rsid="002f66c2" style:font-size-asian="12pt" style:font-size-complex="12pt"/>
    </style:style>
    <style:style style:name="P29" style:family="paragraph" style:parent-style-name="Standard">
      <style:paragraph-properties fo:line-height="115%"/>
      <style:text-properties style:font-name="Liberation Serif" fo:font-size="12pt" officeooo:rsid="002d41e1" officeooo:paragraph-rsid="002d41e1" style:font-size-asian="12pt" style:font-size-complex="12pt"/>
    </style:style>
    <style:style style:name="P30" style:family="paragraph" style:parent-style-name="Standard">
      <style:text-properties style:font-name="Liberation Serif" fo:font-size="12pt" officeooo:paragraph-rsid="002ed762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5pt" officeooo:paragraph-rsid="001ee77e" style:font-size-asian="15pt" style:font-size-complex="15pt"/>
    </style:style>
    <style:style style:name="P32" style:family="paragraph" style:parent-style-name="Standard">
      <style:text-properties fo:font-size="15pt" officeooo:paragraph-rsid="001ee77e" style:font-size-asian="15pt" style:font-size-complex="15pt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officeooo:paragraph-rsid="0020da0d" loext:padding="0cm" loext:border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officeooo:paragraph-rsid="0022cacd" loext:padding="0cm" loext:border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officeooo:paragraph-rsid="002ed762" loext:padding="0cm" loext:border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201334" officeooo:paragraph-rsid="00201334" loext:padding="0cm" loext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201334" officeooo:paragraph-rsid="0020da0d" loext:padding="0cm" loext:border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201334" officeooo:paragraph-rsid="002ed762" loext:padding="0cm" loext:border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20da0d" officeooo:paragraph-rsid="0020da0d" loext:padding="0cm" loext:border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22cacd" officeooo:paragraph-rsid="002ed762" loext:padding="0cm" loext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01334" officeooo:paragraph-rsid="002ed762" style:font-size-asian="12pt" style:font-size-complex="12pt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Liberation Serif" fo:font-size="12pt" fo:letter-spacing="normal" fo:font-style="normal" fo:font-weight="normal" officeooo:paragraph-rsid="002ed762" style:font-size-asian="12pt" style:font-size-complex="12pt" loext:padding="0cm" loext:border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Liberation Serif" fo:font-size="12pt" fo:letter-spacing="normal" fo:font-style="normal" fo:font-weight="normal" officeooo:rsid="0022cacd" officeooo:paragraph-rsid="002ed762" style:font-size-asian="12pt" style:font-size-complex="12pt" loext:padding="0cm" loext:border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style:font-name="Liberation Serif" fo:font-size="12pt" fo:letter-spacing="normal" fo:font-style="normal" fo:font-weight="normal" officeooo:rsid="00201334" officeooo:paragraph-rsid="002ed762" style:font-size-asian="12pt" style:font-size-complex="12pt" loext:padding="0cm" loext:border="none"/>
    </style:style>
    <style:style style:name="P4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2ed762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000000" style:font-name="Liberation Serif" fo:font-size="12pt" officeooo:paragraph-rsid="002ed762" style:font-size-asian="12pt" style:font-size-complex="12pt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5pt" officeooo:paragraph-rsid="001ee77e" style:font-size-asian="15pt" style:font-size-complex="15pt"/>
    </style:style>
    <style:style style:name="P48" style:family="paragraph" style:parent-style-name="Standard">
      <style:paragraph-properties fo:margin-left="2.54cm" fo:margin-right="0cm" fo:text-indent="1.27cm" style:auto-text-indent="false"/>
      <style:text-properties fo:font-size="15pt" officeooo:paragraph-rsid="001ee77e" style:font-size-asian="15pt" style:font-size-complex="15pt"/>
    </style:style>
    <style:style style:name="P49" style:family="paragraph" style:parent-style-name="Standard">
      <style:paragraph-properties fo:margin-left="8.89cm" fo:margin-right="0cm" fo:text-align="start" style:justify-single-word="false" fo:text-indent="0cm" style:auto-text-indent="false"/>
      <style:text-properties fo:color="#000000" fo:font-size="17pt" officeooo:paragraph-rsid="001ee77e" style:font-size-asian="17pt"/>
    </style:style>
    <style:style style:name="P50" style:family="paragraph" style:parent-style-name="Standard">
      <style:paragraph-properties fo:margin-left="8.89cm" fo:margin-right="0cm" fo:text-align="center" style:justify-single-word="false" fo:text-indent="0cm" style:auto-text-indent="false"/>
      <style:text-properties fo:color="#000000" fo:font-size="17pt" officeooo:rsid="001ee77e" officeooo:paragraph-rsid="002f66c2" style:font-size-asian="17pt"/>
    </style:style>
    <style:style style:name="P51" style:family="paragraph" style:parent-style-name="Standard">
      <style:paragraph-properties fo:margin-left="8.89cm" fo:margin-right="0cm" fo:text-align="center" style:justify-single-word="false" fo:text-indent="0cm" style:auto-text-indent="false"/>
      <style:text-properties fo:font-size="15pt" fo:font-weight="bold" officeooo:paragraph-rsid="001ee77e" style:font-size-asian="15pt" style:font-weight-asian="bold" style:font-size-complex="15pt" style:font-weight-complex="bold"/>
    </style:style>
    <style:style style:name="P52" style:family="paragraph" style:parent-style-name="Text_20_body">
      <style:paragraph-properties fo:line-height="115%"/>
      <style:text-properties fo:font-variant="normal" fo:text-transform="none" fo:color="#000000" style:font-name="Liberation Serif" fo:font-size="12pt" fo:letter-spacing="normal" fo:font-style="normal" fo:font-weight="normal" officeooo:paragraph-rsid="001ee77e" style:font-size-asian="12pt" style:font-size-complex="12pt"/>
    </style:style>
    <style:style style:name="P53" style:family="paragraph" style:parent-style-name="Text_20_body">
      <style:text-properties officeooo:paragraph-rsid="002f66c2"/>
    </style:style>
    <style:style style:name="P54" style:family="paragraph" style:parent-style-name="Text_20_body">
      <style:text-properties fo:font-weight="bold" officeooo:paragraph-rsid="002f66c2" style:font-weight-asian="bold" style:font-weight-complex="bold"/>
    </style:style>
    <style:style style:name="P55" style:family="paragraph" style:parent-style-name="Text_20_body">
      <style:text-properties style:font-name="Liberation Serif" fo:font-weight="bold" style:font-weight-asian="bold" style:font-weight-complex="bold"/>
    </style:style>
    <style:style style:name="P56" style:family="paragraph" style:parent-style-name="Text_20_body">
      <style:text-properties style:font-name="Liberation Serif" fo:font-weight="normal" style:font-weight-asian="normal" style:font-weight-complex="normal"/>
    </style:style>
    <style:style style:name="P5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1ee77e" style:font-size-asian="12pt" style:font-size-complex="12pt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2ed762" style:font-size-asian="12pt" style:font-size-complex="12pt"/>
    </style:style>
    <style:style style:name="P59" style:family="paragraph" style:parent-style-name="Standard">
      <style:paragraph-properties fo:margin-left="8.89cm" fo:margin-right="0cm" fo:text-align="start" style:justify-single-word="false" fo:text-indent="0cm" style:auto-text-indent="false"/>
      <style:text-properties fo:font-variant="normal" fo:text-transform="none" fo:color="#333333" style:font-name="Times New Roman" fo:font-size="10pt" fo:letter-spacing="normal" fo:font-style="normal" fo:font-weight="normal" officeooo:paragraph-rsid="002f66c2" style:font-size-asian="17pt"/>
    </style:style>
    <style:style style:name="P6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P6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bold" officeooo:paragraph-rsid="0020da0d" style:font-weight-asian="bold" style:font-weight-complex="bold" loext:padding="0cm" loext:border="none"/>
    </style:style>
    <style:style style:name="P6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P6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officeooo:paragraph-rsid="0020da0d" style:font-weight-asian="normal" style:font-weight-complex="normal" loext:padding="0cm" loext:border="none"/>
    </style:style>
    <style:style style:name="P6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letter-spacing="normal" fo:font-style="normal" fo:font-weight="normal" officeooo:rsid="00201334" officeooo:paragraph-rsid="002ed762" style:font-weight-asian="normal" style:font-weight-complex="normal" loext:padding="0cm" loext:border="none"/>
    </style:style>
    <style:style style:name="P65" style:family="paragraph" style:parent-style-name="Text_20_body" style:list-style-name="L1">
      <style:paragraph-properties fo:margin-left="0cm" fo:margin-right="0cm" fo:margin-top="0cm" fo:margin-bottom="0.106cm" loext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6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333333" style:font-name="Times New Roman" fo:font-size="10pt" fo:letter-spacing="normal" fo:font-style="normal" fo:font-weight="normal" officeooo:paragraph-rsid="001ee77e" style:font-size-asian="17pt"/>
    </style:style>
    <style:style style:name="T1" style:family="text">
      <style:text-properties officeooo:rsid="001ee77e"/>
    </style:style>
    <style:style style:name="T2" style:family="text">
      <style:text-properties fo:color="#222222" style:font-name="Arial" fo:background-color="#ffffff" loext:char-shading-value="0" style:font-name-complex="Arial1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loext:padding="0cm" loext:border="none"/>
    </style:style>
    <style:style style:name="T5" style:family="text">
      <style:text-properties fo:font-variant="normal" fo:text-transform="none" fo:letter-spacing="normal" fo:font-style="normal" fo:font-weight="normal" officeooo:rsid="001ee77e" loext:padding="0cm" loext:border="none"/>
    </style:style>
    <style:style style:name="T6" style:family="text">
      <style:text-properties fo:font-variant="normal" fo:text-transform="none" fo:letter-spacing="normal" fo:font-style="normal" fo:font-weight="normal" officeooo:rsid="0020da0d" loext:padding="0cm" loext:border="none"/>
    </style:style>
    <style:style style:name="T7" style:family="text">
      <style:text-properties fo:font-variant="normal" fo:text-transform="none" fo:letter-spacing="normal" fo:font-style="normal" fo:font-weight="normal" officeooo:rsid="002ed762"/>
    </style:style>
    <style:style style:name="T8" style:family="text">
      <style:text-properties fo:font-variant="normal" fo:text-transform="none" fo:letter-spacing="normal" fo:font-style="normal" fo:font-weight="normal" officeooo:rsid="002ed762" loext:padding="0cm" loext:border="none"/>
    </style:style>
    <style:style style:name="T9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 loext:padding="0cm" loext:border="none"/>
    </style:style>
    <style:style style:name="T11" style:family="text">
      <style:text-properties fo:font-variant="normal" fo:text-transform="none" fo:color="#000000" style:font-name="Open Sans" fo:font-size="11.25pt" fo:letter-spacing="normal" fo:font-style="normal" fo:font-weight="normal"/>
    </style:style>
    <style:style style:name="T12" style:family="text">
      <style:text-properties fo:font-variant="normal" fo:text-transform="none" fo:color="#000000" style:font-name="Open Sans" fo:font-size="11.25pt" fo:letter-spacing="normal" fo:font-style="normal" fo:font-weight="normal" officeooo:rsid="0024f03e"/>
    </style:style>
    <style:style style:name="T13" style:family="text">
      <style:text-properties fo:font-variant="normal" fo:text-transform="none" fo:color="#000000" style:font-name="Open Sans" fo:font-size="11.25pt" fo:letter-spacing="normal" fo:font-style="normal" fo:font-weight="normal" officeooo:rsid="002ed762"/>
    </style:style>
    <style:style style:name="T14" style:family="text">
      <style:text-properties fo:font-variant="normal" fo:text-transform="none" fo:color="#000000" style:font-name="Open Sans" fo:font-size="11.2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letter-spacing="normal" fo:font-style="normal" fo:font-weight="normal" officeooo:rsid="002ed762" loext:padding="0cm" loext:border="none"/>
    </style:style>
    <style:style style:name="T16" style:family="text">
      <style:text-properties fo:font-variant="normal" fo:text-transform="none" fo:color="#000000" fo:letter-spacing="normal" fo:font-style="normal" fo:font-weight="normal" officeooo:rsid="0027d496" loext:padding="0cm" loext:border="none"/>
    </style:style>
    <style:style style:name="T17" style:family="text">
      <style:text-properties fo:font-variant="normal" fo:text-transform="none" fo:color="#000000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style:font-name="Open Sans" fo:font-size="11.25pt" fo:letter-spacing="normal" fo:font-style="normal" fo:font-weight="normal"/>
    </style:style>
    <style:style style:name="T20" style:family="text">
      <style:text-properties fo:font-variant="normal" fo:text-transform="none" style:font-name="Open Sans" fo:font-size="11.25pt" fo:letter-spacing="normal" fo:font-style="normal" fo:font-weight="normal" officeooo:rsid="002ed762"/>
    </style:style>
    <style:style style:name="T21" style:family="text">
      <style:text-properties fo:font-variant="normal" fo:text-transform="none" fo:color="#333333" style:font-name="Times New Roman" fo:font-size="10pt" fo:letter-spacing="normal" fo:font-style="normal" style:text-underline-style="solid" style:text-underline-width="auto" style:text-underline-color="font-color" fo:background-color="#ffffff" loext:char-shading-value="0"/>
    </style:style>
    <style:style style:name="T22" style:family="text">
      <style:text-properties fo:font-variant="normal" fo:text-transform="none" fo:color="#333333" style:font-name="Times New Roman" fo:font-size="10pt" fo:letter-spacing="normal" fo:font-style="normal" fo:background-color="#ffffff" loext:char-shading-value="0"/>
    </style:style>
    <style:style style:name="T23" style:family="text">
      <style:text-properties fo:font-variant="normal" fo:text-transform="none" fo:color="#333333" style:font-name="Times New Roman" fo:font-size="10pt" fo:letter-spacing="normal" fo:font-style="normal" officeooo:rsid="002f66c2" fo:background-color="#ffffff" loext:char-shading-value="0"/>
    </style:style>
    <style:style style:name="T24" style:family="text">
      <style:text-properties fo:font-variant="normal" fo:text-transform="none" fo:color="#333333" style:font-name="Open Sans" fo:font-size="10.5pt" fo:letter-spacing="normal" fo:font-style="normal" fo:background-color="#ffffff" loext:char-shading-value="0"/>
    </style:style>
    <style:style style:name="T25" style:family="text">
      <style:text-properties fo:font-variant="normal" fo:text-transform="none" fo:color="#333333" fo:font-size="10pt" fo:letter-spacing="normal" fo:font-style="normal" fo:background-color="#ffffff" loext:char-shading-value="0"/>
    </style:style>
    <style:style style:name="T26" style:family="text">
      <style:text-properties fo:font-variant="normal" fo:text-transform="none" fo:color="#333333" fo:font-size="10pt" fo:letter-spacing="normal" fo:font-style="normal" officeooo:rsid="002f66c2" fo:background-color="#ffffff" loext:char-shading-value="0"/>
    </style:style>
    <style:style style:name="T27" style:family="text">
      <style:text-properties fo:font-variant="normal" fo:text-transform="none" fo:color="#333333" fo:font-size="10pt" fo:letter-spacing="normal" fo:font-style="normal" style:text-underline-style="solid" style:text-underline-width="auto" style:text-underline-color="font-color" fo:background-color="#ffffff" loext:char-shading-value="0"/>
    </style:style>
    <style:style style:name="T28" style:family="text">
      <style:text-properties fo:font-variant="normal" fo:text-transform="none" fo:color="#333333" fo:font-size="10.5pt" fo:letter-spacing="normal" fo:font-style="normal" fo:background-color="#ffffff" loext:char-shading-value="0"/>
    </style:style>
    <style:style style:name="T2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31" style:family="text">
      <style:text-properties fo:font-weight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f66c2" style:font-weight-asian="bold" style:font-weight-complex="bold"/>
    </style:style>
    <style:style style:name="T34" style:family="text">
      <style:text-properties fo:font-weight="bold" officeooo:rsid="002443be" style:font-weight-asian="bold" style:font-weight-complex="bold"/>
    </style:style>
    <style:style style:name="T35" style:family="text">
      <style:text-properties officeooo:rsid="00201334"/>
    </style:style>
    <style:style style:name="T36" style:family="text">
      <style:text-properties officeooo:rsid="0020da0d"/>
    </style:style>
    <style:style style:name="T37" style:family="text">
      <style:text-properties officeooo:rsid="002443be"/>
    </style:style>
    <style:style style:name="T38" style:family="text">
      <style:text-properties fo:color="#000000"/>
    </style:style>
    <style:style style:name="T39" style:family="text">
      <style:text-properties fo:color="#000000" officeooo:rsid="002a1304"/>
    </style:style>
    <style:style style:name="T40" style:family="text">
      <style:text-properties fo:color="#000000" officeooo:rsid="002ed762"/>
    </style:style>
    <style:style style:name="T41" style:family="text">
      <style:text-properties officeooo:rsid="0024f03e"/>
    </style:style>
    <style:style style:name="T42" style:family="text">
      <style:text-properties officeooo:rsid="002a1304"/>
    </style:style>
    <style:style style:name="T43" style:family="text">
      <style:text-properties officeooo:rsid="002b7a39"/>
    </style:style>
    <style:style style:name="T44" style:family="text">
      <style:text-properties officeooo:rsid="002e7f63"/>
    </style:style>
    <style:style style:name="T45" style:family="text">
      <style:text-properties officeooo:rsid="002ed762"/>
    </style:style>
    <style:style style:name="T46" style:family="text">
      <style:text-properties officeooo:rsid="002f66c2"/>
    </style:style>
    <style:style style:name="T47" style:family="text">
      <style:text-properties style:font-weight-asian="normal" style:font-weight-complex="normal"/>
    </style:style>
    <style:style style:name="T48" style:family="text">
      <style:text-properties style:font-name="Liberation Serif" fo:font-size="12pt" style:font-size-asian="12pt" style:font-size-complex="12pt"/>
    </style:style>
    <style:style style:name="T49" style:family="text">
      <style:text-properties style:font-name-complex="Calibri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MCA-I SEM-II</text:p>
      <text:p text:style-name="P1"/>
      <text:p text:style-name="P5">Essentials of Networking IT-23</text:p>
      <text:p text:style-name="P5">UNIT 01 </text:p>
      <text:p text:style-name="P5">Introduction to Data Communication and Computer Networks</text:p>
      <text:p text:style-name="P6"/>
      <text:p text:style-name="P6"/>
      <text:p text:style-name="P48">Part A] One mark MCQ</text:p>
      <text:p text:style-name="P51">Note:- Each Question carry one mark</text:p>
      <text:p text:style-name="P1"/>
      <text:p text:style-name="P1">1.<text:tab/> The _______ is the physical path over which a message travels.</text:p>
      <text:p text:style-name="P1">A. Protocol </text:p>
      <text:p text:style-name="P7">B. Medium </text:p>
      <text:p text:style-name="P1">C. Signal</text:p>
      <text:p text:style-name="P1">D. All the above</text:p>
      <text:p text:style-name="P1"/>
      <text:p text:style-name="P1"><text:span text:style-name="T1">2.</text:span><text:span text:style-name="T5"> <text:tab/>Ethernet uses a <text:s text:c="12"/>Physical address that is imprinted in NIC Card is</text:span></text:p>
      <text:p text:style-name="P8"><text:span text:style-name="T1">A.</text:span>32 <text:span text:style-name="T1">Bit</text:span></text:p>
      <text:p text:style-name="P10">B. 64 Bit</text:p>
      <text:p text:style-name="P15">C. 6 Bit</text:p>
      <text:p text:style-name="P10">D. None of the above</text:p>
      <text:p text:style-name="P10"/>
      <text:p text:style-name="Standard">3. <text:tab/><text:span text:style-name="T35">Transmission media are usually categorized as -------</text:span></text:p>
      <text:p text:style-name="P11">A.Fixed or unfixed</text:p>
      <text:p text:style-name="P14">B.Guided or unguided</text:p>
      <text:p text:style-name="P12">C. <text:span text:style-name="T35">determinate or indeterminate</text:span></text:p>
      <text:p text:style-name="P11">D. <text:span text:style-name="T35">Metallic or nonmetallic</text:span></text:p>
      <text:p text:style-name="P10"/>
      <text:p text:style-name="P9"><text:span text:style-name="T35">4.<text:tab/></text:span>Signals can be ________</text:p>
      <text:p text:style-name="P62">A. analog</text:p>
      <text:p text:style-name="P62">B. digital</text:p>
      <text:p text:style-name="P60">C. either (a) or (b<text:span text:style-name="T35">)</text:span></text:p>
      <text:p text:style-name="P36">D. None of the above.</text:p>
      <text:p text:style-name="P36"/>
      <text:p text:style-name="P39">5.<text:tab/> What do you call a communicaiton system in which data cannot be sent in both direction at the same time?</text:p>
      <text:p text:style-name="P63">A. <text:span text:style-name="T36">Synchronous</text:span></text:p>
      <text:p text:style-name="P61">B. <text:span text:style-name="T36">Half Duplex</text:span></text:p>
      <text:p text:style-name="P33">C. <text:span text:style-name="T36">Asynchronous</text:span></text:p>
      <text:p text:style-name="P37">D. <text:span text:style-name="T36">Full Duplex</text:span></text:p>
      <text:p text:style-name="P37"/>
      <text:p text:style-name="P34"/>
      <text:p text:style-name="P1"><text:span text:style-name="T13">6</text:span><text:span text:style-name="T11">.<text:tab/> </text:span><text:span text:style-name="T12">Ph</text:span><text:span text:style-name="T11">ysical or logical arrangement of network is __________</text:span><text:span text:style-name="T38"><text:line-break/></text:span><text:span text:style-name="T14">a) Topology</text:span><text:span text:style-name="T38"><text:line-break/></text:span><text:span text:style-name="T11">b) Routing</text:span><text:span text:style-name="T38"><text:line-break/></text:span><text:span text:style-name="T11">c) Networking</text:span><text:span text:style-name="T38"><text:line-break/></text:span><text:span text:style-name="T11">d) Control</text:span><text:line-break/></text:p>
      <text:p text:style-name="P1"><text:span text:style-name="T13">7</text:span><text:span text:style-name="T11">.<text:tab/> Which network topology requires a central controller or hub?</text:span><text:line-break/><text:span text:style-name="T14">a) Star</text:span><text:span text:style-name="T38"><text:line-break/></text:span><text:soft-page-break/><text:span text:style-name="T11">b) Mesh</text:span><text:span text:style-name="T38"><text:line-break/></text:span><text:span text:style-name="T11">c) Ring</text:span><text:span text:style-name="T38"><text:line-break/></text:span><text:span text:style-name="T11">d) Bus</text:span><text:span text:style-name="T38"><text:line-break/></text:span></text:p>
      <text:p text:style-name="P24"><text:span text:style-name="T7">8<text:tab/></text:span><text:span text:style-name="T3"> Data communication system spanning states, countries, or the whole world is ________</text:span><text:line-break/><text:span text:style-name="T3">a) LAN</text:span><text:line-break/><text:span text:style-name="T9">b) WAN</text:span><text:line-break/><text:span text:style-name="T3">c) MAN</text:span><text:line-break/><text:span text:style-name="T3">d) PAN</text:span></text:p>
      <text:p text:style-name="P57"/>
      <text:p text:style-name="P57"/>
      <text:p text:style-name="P30"><text:span text:style-name="T45">9<text:tab/></text:span>_______ is a set of rules that governs data communication.</text:p>
      <text:p text:style-name="P30">A. forum </text:p>
      <text:p text:style-name="P30">B<text:span text:style-name="T32">.protocol </text:span></text:p>
      <text:p text:style-name="P30">C. standard</text:p>
      <text:p text:style-name="P58">D.none of the above </text:p>
      <text:p text:style-name="P24"/>
      <text:p text:style-name="P30"><text:span text:style-name="T40">10</text:span><text:span text:style-name="T39">.<text:tab/></text:span> _______ connection provides a dedicated link between two devices.</text:p>
      <text:p text:style-name="P17">A.<text:span text:style-name="T32"> point-to-point </text:span></text:p>
      <text:p text:style-name="P17">B.multipoint </text:p>
      <text:p text:style-name="P30"><text:span text:style-name="T18">C.pri</text:span>mary </text:p>
      <text:p text:style-name="P27">D. secondary</text:p>
      <text:p text:style-name="P22"/>
      <text:p text:style-name="P21"/>
      <text:p text:style-name="P20"/>
      <text:p text:style-name="P20"/>
      <text:p text:style-name="P1"/>
      <text:p text:style-name="P48">Part B] Two mark MCQ</text:p>
      <text:p text:style-name="P1"><text:span text:style-name="T2"><text:tab/><text:tab/><text:tab/><text:tab/><text:tab/><text:tab/><text:tab/></text:span>Note:- Each Question carry Two marks</text:p>
      <text:p text:style-name="P25"/>
      <text:p text:style-name="P40"><text:span text:style-name="T45">1</text:span>.<text:tab/> What is X.25 protocol?</text:p>
      <text:p text:style-name="P43">A. It is a packet swithching wireless WAN protocol.</text:p>
      <text:p text:style-name="P43">B. It is a packet swithching wireless LAN protocol.</text:p>
      <text:p text:style-name="P43">C.<text:span text:style-name="T32"> It is a packet swithching WAN protocol on public telephone networks</text:span></text:p>
      <text:p text:style-name="P43">D. <text:s/>It is a packet swithching WAN protocol on public data networks</text:p>
      <text:p text:style-name="P43"/>
      <text:p text:style-name="P43"><text:span text:style-name="T45">2.<text:tab/></text:span> <text:span text:style-name="T37">What is attenuation?</text:span></text:p>
      <text:p text:style-name="P42">A.<text:span text:style-name="T32"> </text:span><text:span text:style-name="T34">Weakening of the signal in a cable over a distance.</text:span></text:p>
      <text:p text:style-name="P42">B. Cross Talk</text:p>
      <text:p text:style-name="P42">C. Distortion of the signal due to electormagnetic interference</text:p>
      <text:p text:style-name="P44">D. Distortion of the signal due to noise</text:p>
      <text:p text:style-name="P38"/>
      <text:p text:style-name="P13"><text:span text:style-name="T45">3</text:span>.<text:tab/> What is multiplexing?</text:p>
      <text:p text:style-name="P35"><text:span text:style-name="T32">A. Allowing multiple send</text:span>ers and recivers to shar a single media</text:p>
      <text:p text:style-name="P35">B. Allowing multiple senders and recivers to shar a single channel</text:p>
      <text:p text:style-name="P45"><text:span text:style-name="T4">C. </text:span><text:span text:style-name="T6">Allowing bi directional communicaiton.</text:span></text:p>
      <text:p text:style-name="P64">D. All of above.</text:p>
      <text:p text:style-name="P38"/>
      <text:p text:style-name="P16"><text:span text:style-name="T45">4<text:tab/>.</text:span>An unauthorized user is a network _______ issue. </text:p>
      <text:p text:style-name="P17">A.Performance </text:p>
      <text:p text:style-name="P17">B.Reliability </text:p>
      <text:p text:style-name="P19">C.Security </text:p>
      <text:p text:style-name="P17"><text:soft-page-break/>D.All the above </text:p>
      <text:p text:style-name="P17"/>
      <text:p text:style-name="P30"/>
      <text:p text:style-name="P30"><text:span text:style-name="T42">5.</text:span><text:tab/> television broadcast is an example of _______ transmission.</text:p>
      <text:p text:style-name="P30">A<text:span text:style-name="T32">. simplex </text:span></text:p>
      <text:p text:style-name="P30">B.half-duplex </text:p>
      <text:p text:style-name="P30">C.full-duplex </text:p>
      <text:p text:style-name="P30">D.automatic </text:p>
      <text:p text:style-name="P30"/>
      <text:p text:style-name="P23"><text:span text:style-name="T41">6 <text:tab/></text:span><text:span text:style-name="T4">w</text:span><text:span text:style-name="T8">h</text:span><text:span text:style-name="T4">ich of the following statements is/are true for connectionless network?</text:span></text:p>
      <text:p text:style-name="P46"><text:span text:style-name="T4">a.</text:span><text:span text:style-name="T3">Not required so much information for storing</text:span><text:line-break/><text:span text:style-name="T4">b.</text:span><text:span text:style-name="T3">No need to established a connection.</text:span><text:line-break/><text:span text:style-name="T4">c.</text:span><text:span text:style-name="T3">Randomly packets distributed.</text:span><text:line-break/><text:span text:style-name="T10">d.</text:span><text:span text:style-name="T9">All of the above.</text:span><text:line-break/></text:p>
      <text:p text:style-name="P30"><text:span text:style-name="T15">7</text:span><text:span text:style-name="T16">.<text:tab/> </text:span><text:span text:style-name="T17">Which of the following statements is/are not true for connection-oriented network?</text:span></text:p>
      <text:p text:style-name="P41">a.It doesn't give guarantee of service.<text:line-break/>bIt takes less time for sending the packets.<text:line-break/>c.tilization of resources is good.<text:line-break/><text:span text:style-name="T47">d.Both a and c</text:span><text:span text:style-name="T32"><text:line-break/>e.All of the above </text:span></text:p>
      <text:p text:style-name="P42"/>
      <text:p text:style-name="P22"/>
      <text:p text:style-name="P22"><text:span text:style-name="T20">8</text:span><text:span text:style-name="T19">.<text:tab/> Two devices are in network if __________</text:span><text:line-break/><text:span text:style-name="T29">a) </text:span><text:span text:style-name="T30">a process in one device is able to exchange information with a process in another device</text:span><text:span text:style-name="T48"><text:line-break/></text:span><text:span text:style-name="T29">b) a process is running on both devices</text:span><text:span text:style-name="T48"><text:line-break/></text:span><text:span text:style-name="T29">c) PIDs of the processes running of different devices are same</text:span><text:span text:style-name="T48"><text:line-break/></text:span><text:span text:style-name="T29">d) a process is active and another is inactive</text:span><text:span text:style-name="T48"><text:line-break/></text:span></text:p>
      <text:p text:style-name="P23"><text:span text:style-name="T7">9</text:span><text:span text:style-name="T3">.<text:tab/> A __________ is a device that forwards packets between networks by processing the routing information included in the packet.</text:span><text:line-break/><text:span text:style-name="T3">a) bridge</text:span><text:line-break/><text:span text:style-name="T3">b) firewall</text:span><text:line-break/><text:span text:style-name="T9">c) router</text:span><text:line-break/><text:span text:style-name="T3">d) hub</text:span></text:p>
      <text:p text:style-name="P23"/>
      <text:p text:style-name="P18">1<text:span text:style-name="T45">0.<text:tab/>C</text:span>onnection-oriented is a _______ connection.</text:p>
      <text:p text:style-name="P46"><text:span text:style-name="T4">a.</text:span><text:span text:style-name="T3">secure</text:span><text:line-break/><text:span text:style-name="T10">b.</text:span><text:span text:style-name="T9">virtual</text:span><text:line-break/><text:span text:style-name="T4">c.</text:span><text:span text:style-name="T3">stable</text:span><text:line-break/><text:span text:style-name="T4">d.</text:span><text:span text:style-name="T3">reliable</text:span> </text:p>
      <text:p text:style-name="P31">Part C] Short Question</text:p>
      <text:p text:style-name="P32"><text:span text:style-name="T49"><text:tab/><text:tab/><text:tab/><text:tab/><text:tab/><text:tab/></text:span>Note:- Each Question carry one mark</text:p>
      <text:p text:style-name="P25"/>
      <text:p text:style-name="P52"><text:span text:style-name="T43">1.</text:span>What is meant by <text:span text:style-name="T31">Data Communication </text:span>and explain its characteristics?</text:p>
      <text:list xml:id="list1459344060" text:style-name="L1">
        <text:list-header>
          <text:p text:style-name="P65"><text:span text:style-name="T43">2. </text:span>What are the components of <text:span text:style-name="T31">Data communication</text:span>?</text:p>
          <text:p text:style-name="P65"><text:span text:style-name="T43">3 </text:span>Explain different <text:span text:style-name="T31">Data </text:span>flow directions.</text:p>
          <text:p text:style-name="P65"><text:span text:style-name="T43">4 </text:span>What is <text:span text:style-name="T31">Network </text:span>and explain characteristics of <text:span text:style-name="T31">Networks</text:span>?</text:p>
          <text:p text:style-name="P65"><text:span text:style-name="T43">5 </text:span>Write about different types of connections.</text:p>
          <text:p text:style-name="P65"><text:soft-page-break/><text:span text:style-name="T43">6 </text:span>Explain different types of topologies</text:p>
        </text:list-header>
      </text:list>
      <text:p text:style-name="P28">7. Define the term bandwidth.</text:p>
      <text:p text:style-name="P28">8. What are the quality parameters of networking.</text:p>
      <text:p text:style-name="P29">9.Define ATM</text:p>
      <text:p text:style-name="P29">10.Define Wireless LAN</text:p>
      <text:p text:style-name="P26"/>
      <text:p text:style-name="P26"/>
      <text:p text:style-name="P25"/>
      <text:p text:style-name="P25"/>
      <text:p text:style-name="P31">Part D] Fill in the Blank</text:p>
      <text:p text:style-name="P47">Note:- Each Question carry one mark</text:p>
      <text:p text:style-name="P66"/>
      <text:p text:style-name="P55"><text:span text:style-name="T46">1.<text:tab/></text:span> <text:span text:style-name="T46">T</text:span>he interconnection of computers with or without wires in order to share information <text:span text:style-name="T52">is called </text:span><text:span text:style-name="T51">computer network.</text:span></text:p>
      <text:p text:style-name="P56"><text:span text:style-name="T26">2</text:span><text:span text:style-name="T25">.</text:span><text:span text:style-name="T28">      </text:span><text:span text:style-name="T27">Computer network </text:span><text:span text:style-name="T28"> </text:span><text:span text:style-name="T25">is a communication system connecting two or more computer that work together to exchange information and share resources.</text:span></text:p>
      <text:p text:style-name="P56"><text:span text:style-name="T46">3</text:span>.<text:tab/>The <text:span text:style-name="T50">server computer </text:span>is used to serve data and information.</text:p>
      <text:p text:style-name="P56"><text:span text:style-name="T46">4</text:span>.<text:tab/><text:span text:style-name="T50">peer</text:span> is a self sufficient computer that acts both as a server and a client to other similar computers on the network.</text:p>
      <text:p text:style-name="P56"><text:span text:style-name="T46">5.<text:tab/></text:span>A computer on a network that uses resources of the network is<text:span text:style-name="T50"> workstation.</text:span></text:p>
      <text:p text:style-name="P56"><text:span text:style-name="T46">6</text:span>.<text:tab/>A <text:span text:style-name="T50">centralized network </text:span>is a network in which a central host computer performs data processing and storage on behalf of clients.</text:p>
      <text:p text:style-name="P56"><text:span text:style-name="T46">7</text:span>.<text:tab/>The wireless technology used for long distance is called <text:span text:style-name="T50">microwave transmission.</text:span></text:p>
      <text:p text:style-name="P56"><text:span text:style-name="T46">8</text:span>.<text:tab/>A MAN is a network that interconnects users with computer resources in a geographic area or region larger than that covered by even a LAN but smaller than the area covered by a WAN.</text:p>
      <text:p text:style-name="P56"><text:span text:style-name="T46">9</text:span>.<text:tab/>Bandwidth is measured in <text:span text:style-name="T50">bits per second.</text:span></text:p>
      <text:p text:style-name="P56"><text:span text:style-name="T46">1</text:span>0.<text:tab/>A<text:span text:style-name="T50"> physical ring </text:span>topology is a network topology in which network nodes are connected in a continuous circle.</text:p>
      <text:p text:style-name="Text_20_body"> 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3"/>
      <text:p text:style-name="P3"><text:soft-page-break/><text:a xlink:type="simple" xlink:href="http://examradar.com/data-communication-networking-network-model-multiple-choice-questions-answers-pdf/" text:style-name="Internet_20_link" text:visited-style-name="Visited_20_Internet_20_Link">http://examradar.com/data-communication-networking-network-model-multiple-choice-questions-answers-pdf/</text:a> </text:p>
      <text:p text:style-name="P3"/>
      <text:p text:style-name="P3"/>
      <text:p text:style-name="P3"><text:a xlink:type="simple" xlink:href="https://www.careerride.com/mcq-daily/networking-test-questions-set-1-393.aspx" text:style-name="Internet_20_link" text:visited-style-name="Visited_20_Internet_20_Link">https://www.careerride.com/mcq-daily/networking-test-questions-set-1-393.aspx</text:a> </text:p>
      <text:p text:style-name="P3"/>
      <text:p text:style-name="P4"/>
      <text:p text:style-name="P3"/>
      <text:p text:style-name="P50"><text:a xlink:type="simple" xlink:href="http://sbsschool.edu.np/Detail/Blog/2ddad0ae-bcb4-4581-aab0-b2c8d881be57" text:style-name="Internet_20_link" text:visited-style-name="Visited_20_Internet_20_Link">http://sbsschool.edu.np/Detail/Blog/2ddad0ae-bcb4-4581-aab0-b2c8d881be57</text:a> <text:s/><text:span text:style-name="T44">FILL IN THE BLANKS</text:span></text:p>
      <text:p text:style-name="P49"/>
      <text:p text:style-name="P49"/>
      <text:p text:style-name="P49"><text:tab/><text:span text:style-name="T46">ANSWERS</text:span></text:p>
      <text:p text:style-name="P49"/>
      <text:p text:style-name="P54"><text:span text:style-name="T46">1.<text:tab/></text:span> <text:span text:style-name="T46">T</text:span>he interconnection of computers with or without wires in order to share information is calledcomputer network.</text:p>
      <text:p text:style-name="P54"><text:span text:style-name="T23">2</text:span><text:span text:style-name="T22">.</text:span><text:span text:style-name="T24">      </text:span><text:span text:style-name="T21">Computer network </text:span><text:span text:style-name="T24"> </text:span><text:span text:style-name="T22">is a communication system connecting two or more computer that work together to exchange information and share resources.</text:span></text:p>
      <text:p text:style-name="P54"><text:span text:style-name="T46">3</text:span>.<text:tab/>The server computer is used to serve data and information.</text:p>
      <text:p text:style-name="P53"><text:span text:style-name="T33">4</text:span><text:span text:style-name="T32">.<text:tab/>peer is a self sufficie</text:span>nt computer that acts both as a server and a client to other similar computers on the network.</text:p>
      <text:p text:style-name="P54"><text:span text:style-name="T46">5.<text:tab/></text:span>A computer on a network that uses resources of the network is workstation.</text:p>
      <text:p text:style-name="P53"><text:span text:style-name="T33">6</text:span><text:span text:style-name="T32">.<text:tab/>A centralized network is a network in which a central host computer performs data processing and storage on behalf of clients.</text:span></text:p>
      <text:p text:style-name="P54"><text:span text:style-name="T46">7</text:span>.<text:tab/>The wireless technology used for long distance is called microwave transmission.</text:p>
      <text:p text:style-name="P54"/>
      <text:p text:style-name="P53"/>
      <text:p text:style-name="P53"/>
      <text:p text:style-name="P53"/>
      <text:p text:style-name="P54"><text:span text:style-name="T46">8</text:span>.<text:tab/>A MAN is a network that interconnects users with computer resources in a geographic area or region larger than that covered by even a LAN but smaller than the area covered by a WAN.</text:p>
      <text:p text:style-name="P53"><text:span text:style-name="T33">9</text:span><text:span text:style-name="T32">.<text:tab/>Bandwidth is measured in bits per second.</text:span></text:p>
      <text:p text:style-name="P53"><text:span text:style-name="T33">1</text:span><text:span text:style-name="T32">0.<text:tab/>A physical ring topology is a network topology in which network nodes are connected in a continuous circle.</text:span></text:p>
      <text:p text:style-name="P53"> </text:p>
      <text:p text:style-name="P5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" svg:font-family="Helvetica, 'Open Sans', Arial, sans-serif, Verdana"/>
    <style:font-face style:name="Open Sans" svg:font-family="'Open Sans', sans-serif"/>
    <style:font-face style:name="Times New Roman" svg:font-family="'Times New Roman', 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7T16:44:31.449000000</meta:creation-date>
    <dc:date>2020-04-22T12:20:39.314000000</dc:date>
    <meta:editing-duration>PT1H32M59S</meta:editing-duration>
    <meta:editing-cycles>15</meta:editing-cycles>
    <meta:generator>LibreOffice/6.3.3.2$Windows_X86_64 LibreOffice_project/a64200df03143b798afd1ec74a12ab50359878ed</meta:generator>
    <meta:document-statistic meta:table-count="0" meta:image-count="0" meta:object-count="0" meta:page-count="5" meta:paragraph-count="119" meta:word-count="1020" meta:character-count="6276" meta:non-whitespace-character-count="5292"/>
  </office:meta>
</office:document-meta>
</file>